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mpact" style:list-style-name="WWNum1003">
      <style:paragraph-properties fo:text-align="justify" style:justify-single-word="false"/>
      <style:text-properties officeooo:paragraph-rsid="00034a15"/>
    </style:style>
    <style:style style:name="P2" style:family="paragraph" style:parent-style-name="First_20_Paragraph">
      <style:paragraph-properties fo:text-align="justify" style:justify-single-word="false"/>
      <style:text-properties style:text-underline-style="none" officeooo:rsid="000158a7" officeooo:paragraph-rsid="00034a15"/>
    </style:style>
    <style:style style:name="P3" style:family="paragraph" style:parent-style-name="First_20_Paragraph">
      <style:text-properties officeooo:paragraph-rsid="00034a15"/>
    </style:style>
    <style:style style:name="P4" style:family="paragraph" style:parent-style-name="First_20_Paragraph">
      <style:paragraph-properties fo:text-align="justify" style:justify-single-word="false"/>
      <style:text-properties officeooo:paragraph-rsid="00034a15"/>
    </style:style>
    <style:style style:name="P5" style:family="paragraph" style:parent-style-name="Source_20_Code">
      <style:paragraph-properties fo:text-align="start" style:justify-single-word="false"/>
      <style:text-properties style:text-underline-style="none" officeooo:rsid="000158a7" officeooo:paragraph-rsid="00034a15"/>
    </style:style>
    <style:style style:name="P6" style:family="paragraph" style:parent-style-name="Source_20_Code">
      <style:text-properties officeooo:paragraph-rsid="00034a15"/>
    </style:style>
    <style:style style:name="P7" style:family="paragraph" style:parent-style-name="Source_20_Code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34a15"/>
    </style:style>
    <style:style style:name="P8" style:family="paragraph" style:parent-style-name="Source_20_Code">
      <loext:graphic-properties draw:fill="none"/>
      <style:paragraph-properties fo:margin-left="1.3cm" fo:margin-right="0cm" fo:text-indent="0cm" style:auto-text-indent="false" fo:background-color="transparent"/>
      <style:text-properties officeooo:paragraph-rsid="00034a15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58a7" officeooo:paragraph-rsid="000158a7"/>
    </style:style>
    <style:style style:name="P10" style:family="paragraph" style:parent-style-name="Standard">
      <style:text-properties style:font-name="Liberation Serif" fo:font-weight="bold" officeooo:paragraph-rsid="00034a15" style:font-weight-asian="bold" style:font-weight-complex="bold"/>
    </style:style>
    <style:style style:name="P11" style:family="paragraph" style:parent-style-name="Standard" style:list-style-name="WWNum1002">
      <style:paragraph-properties fo:text-align="justify" style:justify-single-word="false"/>
      <style:text-properties officeooo:paragraph-rsid="00034a15"/>
    </style:style>
    <style:style style:name="P12" style:family="paragraph" style:parent-style-name="Standard">
      <style:paragraph-properties fo:text-align="justify" style:justify-single-word="false"/>
      <style:text-properties officeooo:paragraph-rsid="00034a15"/>
    </style:style>
    <style:style style:name="P13" style:family="paragraph" style:parent-style-name="Text_20_body">
      <style:paragraph-properties fo:text-align="start" style:justify-single-word="false"/>
      <style:text-properties style:text-underline-style="none" officeooo:rsid="000158a7" officeooo:paragraph-rsid="00034a15"/>
    </style:style>
    <style:style style:name="P14" style:family="paragraph" style:parent-style-name="Text_20_body">
      <style:paragraph-properties fo:text-align="start" style:justify-single-word="false"/>
      <style:text-properties style:font-name="Liberation Serif" style:text-underline-style="none" officeooo:rsid="000158a7" officeooo:paragraph-rsid="00034a15"/>
    </style:style>
    <style:style style:name="P15" style:family="paragraph" style:parent-style-name="Text_20_body">
      <style:paragraph-properties fo:text-align="justify" style:justify-single-word="false"/>
      <style:text-properties officeooo:paragraph-rsid="00034a15"/>
    </style:style>
    <style:style style:name="T1" style:family="text">
      <style:text-properties officeooo:rsid="00034a15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34a15" style:font-size-asian="12pt" style:font-size-complex="12pt"/>
    </style:style>
    <style:style style:name="T6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34a15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none" officeooo:rsid="00034a15" style:font-size-asian="12pt" style:font-size-complex="12pt"/>
    </style:style>
    <style:style style:name="T9" style:family="text">
      <style:text-properties style:font-name="Liberation Serif" fo:font-size="12pt" style:text-underline-style="none" fo:font-weight="bold" officeooo:rsid="00034a15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style="italic" style:text-underline-style="none" officeooo:rsid="00034a15" style:font-size-asian="12pt" style:font-style-asian="italic" style:font-size-complex="12pt" style:font-style-complex="italic"/>
    </style:style>
    <style:style style:name="T11" style:family="text">
      <style:text-properties style:font-name="Liberation Serif" fo:font-size="12pt" style:text-underline-style="solid" style:text-underline-width="auto" style:text-underline-color="font-color" officeooo:rsid="00034a15" style:font-size-asian="12pt" style:font-size-complex="12pt"/>
    </style:style>
    <style:style style:name="T12" style:family="text">
      <style:text-properties style:font-name="Liberation Serif" style:font-size-complex="12pt"/>
    </style:style>
    <style:style style:name="T13" style:family="text">
      <style:text-properties style:font-name="Liberation Serif" style:text-underline-style="none" officeooo:rsid="00034a15" style:font-size-complex="12pt"/>
    </style:style>
    <style:style style:name="T14" style:family="text">
      <style:text-properties style:font-name="Liberation Serif" style:text-underline-style="none" fo:font-weight="bold" officeooo:rsid="00034a15" style:font-weight-asian="bold" style:font-size-complex="12pt" style:font-weight-complex="bold"/>
    </style:style>
    <style:style style:name="T15" style:family="text">
      <style:text-properties style:font-name="Liberation Serif" style:text-underline-style="none" fo:font-weight="bold" officeooo:rsid="00034a15" style:font-weight-asian="bold" style:font-weight-complex="bold"/>
    </style:style>
    <style:style style:name="T16" style:family="text">
      <style:text-properties style:font-name="Liberation Serif" style:text-underline-style="none" officeooo:rsid="00034a15"/>
    </style:style>
    <style:style style:name="T17" style:family="text">
      <style:text-properties fo:font-size="12pt" style:text-underline-style="none" officeooo:rsid="00034a15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34a15" style:font-weight-asian="bold" style:font-weight-complex="bold"/>
    </style:style>
    <style:style style:name="T20" style:family="text">
      <style:text-properties style:text-underline-style="none" officeooo:rsid="00034a15" style:font-size-complex="12pt"/>
    </style:style>
    <style:style style:name="T21" style:family="text">
      <style:text-properties style:text-underline-style="none" officeooo:rsid="00034a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vestigacion “If” en CSS</text:p>
      <text:p text:style-name="P9"/>
      <text:p text:style-name="P2"><text:span text:style-name="T2">La función CSS </text:span><text:span text:style-name="Verbatim_20_Char"><text:span text:style-name="T2">if()</text:span></text:span><text:span text:style-name="T2"> es una forma de agregar lógica condicional directamente en las declaraciones de estilo. Permite asignar diferentes valores a una misma propiedad según una condición, de modo similar a un </text:span><text:span text:style-name="T3">if</text:span><text:span text:style-name="T2"> en programación. En otras palabras, </text:span><text:span text:style-name="Verbatim_20_Char"><text:span text:style-name="T2">if()</text:span></text:span><text:span text:style-name="T2"> comprueba uno o varios tests (como consultas de estilo, de medios o de características) y devuelve el valor asociado a la primera condición verdadera. Si ninguna condición es verdadera, se usa el valor indicado por </text:span><text:span text:style-name="Verbatim_20_Char"><text:span text:style-name="T2">else</text:span></text:span><text:span text:style-name="T2"> o se produce un valor inválido. Esta característica es muy reciente (aprobada para desarrollo por el CSSWG) y actualmente está disponible solo en navegadores basados en Chromium recientes.</text:span></text:p>
      <text:p text:style-name="P14"/>
      <text:p text:style-name="P10"><text:span text:style-name="T1">S</text:span>intaxis y funcionamiento:</text:p>
      <text:p text:style-name="P10"/>
      <text:p text:style-name="P3"><text:span text:style-name="T2">La sintaxis básica de </text:span><text:span text:style-name="Verbatim_20_Char"><text:span text:style-name="T2">if()</text:span></text:span><text:span text:style-name="T2"> dentro de una declaración CSS es la siguiente:</text:span></text:p>
      <text:p text:style-name="P5"><text:span text:style-name="Verbatim_20_Char">propiedad: if(</text:span><text:line-break/><text:span text:style-name="Verbatim_20_Char"> &lt;consulta-1&gt;: &lt;valor-1&gt;;</text:span><text:line-break/><text:span text:style-name="Verbatim_20_Char"> &lt;consulta-2&gt;: &lt;valor-2&gt;;</text:span><text:line-break/><text:span text:style-name="Verbatim_20_Char"> …</text:span><text:line-break/><text:span text:style-name="Verbatim_20_Char"> else: &lt;valor-fallback&gt;;</text:span><text:line-break/><text:span text:style-name="Verbatim_20_Char">);</text:span></text:p>
      <text:p text:style-name="P5"><text:span text:style-name="Verbatim_20_Char"/></text:p>
      <text:p text:style-name="P2"><text:span text:style-name="Verbatim_20_Char"><text:span text:style-name="T4">Cada </text:span></text:span><text:span text:style-name="Verbatim_20_Char"><text:span text:style-name="T7">consulta</text:span></text:span><text:span text:style-name="Verbatim_20_Char"><text:span text:style-name="T4"> (</text:span></text:span><text:span text:style-name="Verbatim_20_Char"><text:span text:style-name="T5">if-test</text:span></text:span><text:span text:style-name="Verbatim_20_Char"><text:span text:style-name="T4">) puede ser una consulta de estilo (style()), una consulta de medios (media()) o una consulta de soporte de característica.</text:span></text:span></text:p>
      <text:p text:style-name="P2"><text:span text:style-name="Verbatim_20_Char"><text:span text:style-name="T6">Importante:</text:span></text:span><text:span text:style-name="Verbatim_20_Char"><text:span text:style-name="T4"> en la sintaxis de </text:span></text:span><text:span text:style-name="Verbatim_20_Char"><text:span text:style-name="T12">if()</text:span></text:span><text:span text:style-name="Verbatim_20_Char"><text:span text:style-name="T4"> no debe haber espacio entre </text:span></text:span><text:span text:style-name="Verbatim_20_Char"><text:span text:style-name="T12">if</text:span></text:span><text:span text:style-name="Verbatim_20_Char"><text:span text:style-name="T4"> y el paréntesis, y cada par condición-valor se separa con punto y coma.</text:span></text:span></text:p>
      <text:p text:style-name="P13"><text:span text:style-name="Verbatim_20_Char"><text:span text:style-name="T4"/></text:span></text:p>
      <text:p text:style-name="P13"><text:span text:style-name="Verbatim_20_Char"><text:span text:style-name="T7">Ejemplos Prácticos:</text:span></text:span></text:p>
      <text:list xml:id="list3350372951" text:style-name="WWNum1002">
        <text:list-item>
          <text:p text:style-name="P11"><text:span text:style-name="T19">T</text:span><text:span text:style-name="T18">ema claro/oscuro con variables CSS:</text:span> Asignar el color de fondo según una variable <text:span text:style-name="Verbatim_20_Char">--theme</text:span>. Por ejemplo:</text:p>
        </text:list-item>
      </text:list>
      <text:p text:style-name="P12"/>
      <text:p text:style-name="P6"><text:span text:style-name="Verbatim_20_Char"><text:span text:style-name="T20"><text:tab/>.light-mode { --scheme: light; }</text:span></text:span><text:span text:style-name="Verbatim_20_Char"><text:span text:style-name="T8"><text:line-break/><text:tab/></text:span></text:span><text:span text:style-name="Verbatim_20_Char"><text:span text:style-name="T20">.dark-mode <text:s/>{ --scheme: dark; }</text:span></text:span><text:span text:style-name="Verbatim_20_Char"><text:span text:style-name="T8"><text:line-break/><text:line-break/><text:tab/></text:span></text:span><text:span text:style-name="Verbatim_20_Char"><text:span text:style-name="T20">body {</text:span></text:span><text:span text:style-name="Verbatim_20_Char"><text:span text:style-name="T8"><text:line-break/></text:span></text:span><text:span text:style-name="Verbatim_20_Char"><text:span text:style-name="T20"> <text:s/><text:tab/><text:tab/>background-color: if(</text:span></text:span><text:span text:style-name="Verbatim_20_Char"><text:span text:style-name="T8"><text:line-break/></text:span></text:span><text:span text:style-name="Verbatim_20_Char"><text:span text:style-name="T20"> <text:s text:c="3"/><text:tab/><text:tab/><text:tab/>style(--scheme: light): white;</text:span></text:span><text:span text:style-name="Verbatim_20_Char"><text:span text:style-name="T8"><text:line-break/></text:span></text:span><text:span text:style-name="Verbatim_20_Char"><text:span text:style-name="T20"> <text:s text:c="3"/><text:tab/><text:tab/><text:tab/>style(--scheme: dark): black;</text:span></text:span><text:span text:style-name="Verbatim_20_Char"><text:span text:style-name="T8"><text:line-break/></text:span></text:span><text:span text:style-name="Verbatim_20_Char"><text:span text:style-name="T20"> <text:s text:c="3"/><text:tab/><text:tab/><text:tab/>else: gray</text:span></text:span><text:span text:style-name="Verbatim_20_Char"><text:span text:style-name="T8"><text:line-break/></text:span></text:span><text:span text:style-name="Verbatim_20_Char"><text:span text:style-name="T20"> <text:s/><text:tab/><text:tab/>);</text:span></text:span><text:span text:style-name="Verbatim_20_Char"><text:span text:style-name="T8"><text:line-break/><text:tab/></text:span></text:span><text:span text:style-name="Verbatim_20_Char"><text:span text:style-name="T20">}</text:span></text:span></text:p>
      <text:p text:style-name="Source_20_Code"><text:span text:style-name="Verbatim_20_Char"><text:span text:style-name="T20"/></text:span></text:p>
      <text:list text:continue-list="list3350372951" text:style-name="WWNum1003">
        <text:list-item>
          <text:p text:style-name="P1"><text:span text:style-name="T18">Condicional basada en atributos:</text:span> Usar <text:span text:style-name="Verbatim_20_Char">if()</text:span> para cambiar estilos según atributos HTML. Por ejemplo, un componente puede tener <text:span text:style-name="Verbatim_20_Char">data-status="pending"</text:span>, <text:span text:style-name="Verbatim_20_Char">"complete"</text:span>, etc. Con <text:span text:style-name="Verbatim_20_Char">if()</text:span> se pueden asignar colores distintos según el estado:</text:p>
        </text:list-item>
      </text:list>
      <text:p text:style-name="P7"><text:span text:style-name="Verbatim_20_Char">.card {</text:span><text:line-break/><text:span text:style-name="Verbatim_20_Char"> /* Se lee el atributo data-status en --status */</text:span><text:line-break/><text:span text:style-name="Verbatim_20_Char"> --status: attr(data-status type(&lt;custom-ident&gt;));</text:span><text:line-break/><text:span text:style-name="Verbatim_20_Char"> <text:s/>border-color: if(</text:span><text:line-break/><text:soft-page-break/><text:span text:style-name="Verbatim_20_Char"> <text:s text:c="3"/>style(--status: pending): royalblue;</text:span><text:line-break/><text:span text:style-name="Verbatim_20_Char"> <text:s text:c="3"/>style(--status: complete): seagreen;</text:span><text:line-break/><text:span text:style-name="Verbatim_20_Char"> <text:s text:c="3"/>else: gray</text:span><text:line-break/><text:span text:style-name="Verbatim_20_Char"> <text:s/>);</text:span><text:line-break/><text:span text:style-name="Verbatim_20_Char"> <text:s/>background-color: if(</text:span><text:line-break/><text:span text:style-name="Verbatim_20_Char"> <text:s text:c="3"/>style(--status: pending): #eff7fa;</text:span><text:line-break/><text:span text:style-name="Verbatim_20_Char"> <text:s text:c="3"/>style(--status: complete): #f6fff6;</text:span><text:line-break/><text:span text:style-name="Verbatim_20_Char"> <text:s text:c="3"/>else: #f7f7f7</text:span><text:line-break/><text:span text:style-name="Verbatim_20_Char"> <text:s/>);</text:span><text:line-break/><text:span text:style-name="Verbatim_20_Char">}</text:span></text:p>
      <text:p text:style-name="P8"><text:span text:style-name="Verbatim_20_Char"/></text:p>
      <text:p text:style-name="P4"><text:span text:style-name="Verbatim_20_Char"><text:span text:style-name="T8">Con esto, cada .card ajusta su estilo según data-status. En el HTML basta poner, por ejemplo, &lt;divclass="card"data-status="complete"&gt;…&lt;/div&gt; para aplicar el estilo correspondiente.</text:span></text:span></text:p>
      <text:p text:style-name="P6"><text:span text:style-name="Verbatim_20_Char"><text:span text:style-name="T9">Compatibilidad de Navegadores:</text:span></text:span></text:p>
      <text:p text:style-name="P6"><text:span text:style-name="Verbatim_20_Char"><text:span text:style-name="T8"/></text:span></text:p>
      <text:p text:style-name="P4"><text:span text:style-name="Verbatim_20_Char"><text:span text:style-name="T8">Actualmente </text:span></text:span><text:span text:style-name="Verbatim_20_Char"><text:span text:style-name="T20">if()</text:span></text:span><text:span text:style-name="Verbatim_20_Char"><text:span text:style-name="T8"> </text:span></text:span><text:span text:style-name="Verbatim_20_Char"><text:span text:style-name="T9">solo está implementado en Chrome 137+</text:span></text:span><text:span text:style-name="Verbatim_20_Char"><text:span text:style-name="T8"> y navegadores basados en Chromium recientes. Según datos de </text:span></text:span><text:span text:style-name="Verbatim_20_Char"><text:span text:style-name="T10">Can I use</text:span></text:span><text:span text:style-name="Verbatim_20_Char"><text:span text:style-name="T8">, Chrome 137+, Edge 137+ y navegadores Android basados en Chrome ya lo soportan. Por ejemplo, la documentación oficial confirma que es compatible en Chrome y Edge (versión 137 en adelante).</text:span></text:span></text:p>
      <text:p text:style-name="P15"><text:span text:style-name="Verbatim_20_Char"><text:span text:style-name="T9">Referencias:</text:span></text:span><text:span text:style-name="Verbatim_20_Char"><text:span text:style-name="T8"> Se ha basado en fuentes como Amit Merchant, la documentación de MDN y artículos recientes sobre CSS (p. ej. </text:span></text:span><text:span text:style-name="Verbatim_20_Char"><text:span text:style-name="T10">Chrome Developers </text:span></text:span><text:span text:style-name="Verbatim_20_Char"><text:span text:style-name="T8">y </text:span></text:span><text:span text:style-name="Verbatim_20_Char"><text:span text:style-name="T10">LogRocket</text:span></text:span><text:span text:style-name="Verbatim_20_Char"><text:span text:style-name="T8">) para explicar su uso, ventajas y restricciones.</text:span></text:span></text:p>
      <text:p text:style-name="P15"><text:span text:style-name="Verbatim_20_Char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rst_20_Paragraph" style:display-name="First Paragraph" style:family="paragraph" style:parent-style-name="Text_20_body" style:next-style-name="Text_20_body"/>
    <style:style style:name="Source_20_Code" style:display-name="Source Code" style:family="paragraph" style:parent-style-name="Standard"/>
    <style:style style:name="Compact" style:family="paragraph" style:parent-style-name="Text_20_body">
      <style:paragraph-properties fo:margin-top="0.064cm" fo:margin-bottom="0.064cm" style:contextual-spacing="fals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Internet_20_link" style:display-name="Internet link" style:family="text" style:parent-style-name="Body_20_Text_20_Char">
      <style:text-properties fo:color="#4f81bd" loext:opacity="100%">
        <loext:char-complex-color loext:theme-type="accent1" loext:color-type="theme"/>
      </style:text-properties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2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23:27:08.499633420</meta:creation-date>
    <dc:date>2025-09-02T00:00:42.243370613</dc:date>
    <meta:editing-duration>PT19M5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16" meta:word-count="410" meta:character-count="2796" meta:non-whitespace-character-count="2342"/>
  </office:meta>
</office:document-meta>
</file>